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MS Mincho'"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AT" officeooo:rsid="001eed4d" officeooo:paragraph-rsid="001eed4d"/>
    </style:style>
    <style:style style:name="P2" style:family="paragraph" style:parent-style-name="Standard">
      <style:paragraph-properties fo:text-align="start" style:justify-single-word="false"/>
      <style:text-properties fo:language="de" fo:country="AT" officeooo:rsid="001eed4d" officeooo:paragraph-rsid="00494fc4"/>
    </style:style>
    <style:style style:name="P3" style:family="paragraph" style:parent-style-name="Standard">
      <style:paragraph-properties fo:text-align="justify" style:justify-single-word="false"/>
      <style:text-properties fo:language="de" fo:country="AT" officeooo:rsid="001eed4d" officeooo:paragraph-rsid="001eed4d"/>
    </style:style>
    <style:style style:name="P4" style:family="paragraph" style:parent-style-name="Standard">
      <style:text-properties fo:language="de" fo:country="AT" officeooo:rsid="002734c2" officeooo:paragraph-rsid="002734c2"/>
    </style:style>
    <style:style style:name="P5" style:family="paragraph" style:parent-style-name="Standard">
      <style:paragraph-properties fo:text-align="start" style:justify-single-word="false"/>
      <style:text-properties fo:language="de" fo:country="AT" officeooo:rsid="004685fd" officeooo:paragraph-rsid="00494fc4"/>
    </style:style>
    <style:style style:name="P6" style:family="paragraph" style:parent-style-name="Standard">
      <style:paragraph-properties fo:text-align="start" style:justify-single-word="false"/>
      <style:text-properties fo:language="de" fo:country="AT" officeooo:rsid="004685fd" officeooo:paragraph-rsid="004685fd"/>
    </style:style>
    <style:style style:name="P7" style:family="paragraph" style:parent-style-name="Standard">
      <style:text-properties officeooo:rsid="00204d6e" officeooo:paragraph-rsid="00204d6e"/>
    </style:style>
    <style:style style:name="P8" style:family="paragraph" style:parent-style-name="Standard">
      <style:text-properties officeooo:rsid="0021d97f" officeooo:paragraph-rsid="0021d97f"/>
    </style:style>
    <style:style style:name="P9" style:family="paragraph" style:parent-style-name="Standard">
      <style:text-properties officeooo:rsid="0021d97f" officeooo:paragraph-rsid="002734c2"/>
    </style:style>
    <style:style style:name="P10" style:family="paragraph" style:parent-style-name="Standard">
      <style:text-properties officeooo:rsid="00232b9e" officeooo:paragraph-rsid="0021d97f"/>
    </style:style>
    <style:style style:name="P11" style:family="paragraph" style:parent-style-name="Standard">
      <style:text-properties officeooo:rsid="00232b9e" officeooo:paragraph-rsid="00232b9e"/>
    </style:style>
    <style:style style:name="P12" style:family="paragraph" style:parent-style-name="Standard">
      <style:text-properties officeooo:rsid="00232b9e" officeooo:paragraph-rsid="0026c2dc"/>
    </style:style>
    <style:style style:name="P13" style:family="paragraph" style:parent-style-name="Standard">
      <style:text-properties officeooo:rsid="00232b9e" officeooo:paragraph-rsid="0045c9a0"/>
    </style:style>
    <style:style style:name="P14" style:family="paragraph" style:parent-style-name="Standard">
      <style:text-properties officeooo:rsid="0024f0a1" officeooo:paragraph-rsid="0024f0a1"/>
    </style:style>
    <style:style style:name="P15" style:family="paragraph" style:parent-style-name="Standard">
      <style:text-properties officeooo:rsid="0024f0a1" officeooo:paragraph-rsid="0045c9a0"/>
    </style:style>
    <style:style style:name="P16" style:family="paragraph" style:parent-style-name="Standard">
      <style:text-properties style:font-name="Courier 10 Pitch" fo:font-size="10pt" officeooo:rsid="0021d97f" officeooo:paragraph-rsid="0026c2dc" style:font-size-asian="10pt" style:font-size-complex="10pt"/>
    </style:style>
    <style:style style:name="P17" style:family="paragraph" style:parent-style-name="Standard">
      <style:text-properties style:font-name="Courier 10 Pitch" fo:font-size="10pt" officeooo:rsid="0021d97f" officeooo:paragraph-rsid="002734c2" style:font-size-asian="10pt" style:font-size-complex="10pt"/>
    </style:style>
    <style:style style:name="P18" style:family="paragraph" style:parent-style-name="Standard">
      <style:text-properties style:font-name="Courier 10 Pitch" fo:font-size="10pt" officeooo:rsid="0024f0a1" officeooo:paragraph-rsid="0024f0a1" style:font-size-asian="10pt" style:font-size-complex="10pt"/>
    </style:style>
    <style:style style:name="P19" style:family="paragraph" style:parent-style-name="Standard">
      <style:text-properties style:font-name="Courier 10 Pitch" fo:font-size="10pt" officeooo:rsid="0024f0a1" officeooo:paragraph-rsid="0029f53b" style:font-size-asian="10pt" style:font-size-complex="10pt"/>
    </style:style>
    <style:style style:name="P20" style:family="paragraph" style:parent-style-name="Standard">
      <style:text-properties style:font-name="Courier 10 Pitch" fo:font-size="10pt" officeooo:rsid="0024f0a1" officeooo:paragraph-rsid="0045c9a0" style:font-size-asian="10pt" style:font-size-complex="10pt"/>
    </style:style>
    <style:style style:name="P21" style:family="paragraph" style:parent-style-name="Standard">
      <style:text-properties style:font-name="Courier 10 Pitch" fo:font-size="10pt" officeooo:rsid="002b0b68" officeooo:paragraph-rsid="002b0b68" style:font-size-asian="10pt" style:font-size-complex="10pt"/>
    </style:style>
    <style:style style:name="P22" style:family="paragraph" style:parent-style-name="Standard">
      <style:text-properties style:font-name="Courier 10 Pitch" fo:font-size="10pt" officeooo:rsid="00232b9e" officeooo:paragraph-rsid="002734c2" style:font-size-asian="10pt" style:font-size-complex="10pt"/>
    </style:style>
    <style:style style:name="P23" style:family="paragraph" style:parent-style-name="Standard">
      <style:paragraph-properties fo:text-align="start" style:justify-single-word="false"/>
      <style:text-properties style:font-name="Courier 10 Pitch" fo:font-size="10pt" fo:language="de" fo:country="AT" officeooo:rsid="004685fd" officeooo:paragraph-rsid="004685fd" style:font-size-asian="10pt" style:font-size-complex="10pt"/>
    </style:style>
    <style:style style:name="P24" style:family="paragraph" style:parent-style-name="Standard">
      <style:text-properties officeooo:rsid="002734c2" officeooo:paragraph-rsid="002734c2"/>
    </style:style>
    <style:style style:name="P25" style:family="paragraph" style:parent-style-name="Standard">
      <style:text-properties officeooo:rsid="002b0b68" officeooo:paragraph-rsid="002b0b68"/>
    </style:style>
    <style:style style:name="P26" style:family="paragraph" style:parent-style-name="Standard">
      <style:text-properties officeooo:paragraph-rsid="002e1f60"/>
    </style:style>
    <style:style style:name="P27" style:family="paragraph" style:parent-style-name="Standard">
      <style:text-properties officeooo:rsid="0045c9a0" officeooo:paragraph-rsid="0045c9a0"/>
    </style:style>
    <style:style style:name="P28" style:family="paragraph" style:parent-style-name="Standard">
      <style:paragraph-properties fo:text-align="start" style:justify-single-word="false"/>
      <style:text-properties officeooo:paragraph-rsid="00494fc4"/>
    </style:style>
    <style:style style:name="P29" style:family="paragraph" style:parent-style-name="Standard">
      <style:text-properties officeooo:rsid="004685fd" officeooo:paragraph-rsid="004685fd"/>
    </style:style>
    <style:style style:name="P30" style:family="paragraph" style:parent-style-name="Standard" style:list-style-name="L1">
      <style:text-properties fo:language="de" fo:country="AT" officeooo:rsid="0021d97f" officeooo:paragraph-rsid="0021d97f"/>
    </style:style>
    <style:style style:name="P31" style:family="paragraph" style:parent-style-name="Standard" style:list-style-name="L4">
      <style:paragraph-properties fo:text-align="start" style:justify-single-word="false"/>
      <style:text-properties fo:language="de" fo:country="AT" officeooo:rsid="004685fd" officeooo:paragraph-rsid="004685fd"/>
    </style:style>
    <style:style style:name="P32" style:family="paragraph" style:parent-style-name="Standard" style:list-style-name="L1">
      <style:text-properties officeooo:rsid="00420a9d" officeooo:paragraph-rsid="00420a9d"/>
    </style:style>
    <style:style style:name="P33" style:family="paragraph" style:parent-style-name="Standard" style:list-style-name="L1">
      <style:text-properties officeooo:rsid="004c7201" officeooo:paragraph-rsid="004c7201"/>
    </style:style>
    <style:style style:name="P34" style:family="paragraph" style:parent-style-name="Standard" style:list-style-name="L1">
      <style:text-properties officeooo:rsid="00232b9e" officeooo:paragraph-rsid="0021d97f"/>
    </style:style>
    <style:style style:name="P35" style:family="paragraph" style:parent-style-name="Standard" style:list-style-name="L2">
      <style:text-properties officeooo:paragraph-rsid="0024f0a1"/>
    </style:style>
    <style:style style:name="P36" style:family="paragraph" style:parent-style-name="Standard" style:list-style-name="L2">
      <style:text-properties officeooo:rsid="00463abb" officeooo:paragraph-rsid="00463abb"/>
    </style:style>
    <style:style style:name="P37" style:family="paragraph" style:parent-style-name="Standard" style:list-style-name="L2">
      <style:text-properties officeooo:rsid="0024f0a1" officeooo:paragraph-rsid="00463abb"/>
    </style:style>
    <style:style style:name="P38" style:family="paragraph" style:parent-style-name="Standard" style:list-style-name="L3">
      <style:text-properties officeooo:paragraph-rsid="002e1f60"/>
    </style:style>
    <style:style style:name="P39" style:family="paragraph" style:parent-style-name="Standard" style:list-style-name="L3">
      <style:text-properties officeooo:rsid="002cea88" officeooo:paragraph-rsid="002e1f60"/>
    </style:style>
    <style:style style:name="P40" style:family="paragraph" style:parent-style-name="Standard" style:list-style-name="L3">
      <style:text-properties officeooo:rsid="002e1f60" officeooo:paragraph-rsid="002e1f60"/>
    </style:style>
    <style:style style:name="P41" style:family="paragraph" style:parent-style-name="Standard" style:list-style-name="L3">
      <style:text-properties officeooo:rsid="002e1f60" officeooo:paragraph-rsid="0045c9a0"/>
    </style:style>
    <style:style style:name="P42" style:family="paragraph" style:parent-style-name="Standard" style:list-style-name="L4">
      <style:paragraph-properties fo:text-align="start" style:justify-single-word="false"/>
      <style:text-properties officeooo:paragraph-rsid="00494fc4"/>
    </style:style>
    <style:style style:name="P43" style:family="paragraph" style:parent-style-name="Standard" style:list-style-name="L4">
      <style:paragraph-properties fo:text-align="start" style:justify-single-word="false"/>
      <style:text-properties officeooo:rsid="004685fd" officeooo:paragraph-rsid="004685fd"/>
    </style:style>
    <style:style style:name="P44" style:family="paragraph" style:parent-style-name="Standard">
      <style:paragraph-properties fo:text-align="start" style:justify-single-word="false"/>
      <style:text-properties officeooo:rsid="004685fd" officeooo:paragraph-rsid="004f8df1"/>
    </style:style>
    <style:style style:name="P45" style:family="paragraph" style:parent-style-name="Standard">
      <style:text-properties officeooo:rsid="004e3b9e" officeooo:paragraph-rsid="004e3b9e"/>
    </style:style>
    <style:style style:name="P46" style:family="paragraph" style:parent-style-name="Heading_20_1">
      <style:text-properties officeooo:rsid="003b0c9f" officeooo:paragraph-rsid="003b0c9f"/>
    </style:style>
    <style:style style:name="P47" style:family="paragraph" style:parent-style-name="Heading_20_1">
      <style:text-properties officeooo:rsid="00204d6e" officeooo:paragraph-rsid="003b0c9f"/>
    </style:style>
    <style:style style:name="P48" style:family="paragraph" style:parent-style-name="Title" style:master-page-name="Standard">
      <style:paragraph-properties style:page-number="auto"/>
    </style:style>
    <style:style style:name="T1" style:family="text">
      <style:text-properties fo:font-size="18pt" style:font-size-asian="18pt" style:font-size-complex="18pt"/>
    </style:style>
    <style:style style:name="T2" style:family="text">
      <style:text-properties fo:language="de" fo:country="AT"/>
    </style:style>
    <style:style style:name="T3" style:family="text">
      <style:text-properties fo:language="de" fo:country="AT" officeooo:rsid="001eed4d"/>
    </style:style>
    <style:style style:name="T4" style:family="text">
      <style:text-properties fo:language="de" fo:country="AT" officeooo:rsid="00204d6e"/>
    </style:style>
    <style:style style:name="T5" style:family="text">
      <style:text-properties fo:language="de" fo:country="AT" officeooo:rsid="0024f0a1"/>
    </style:style>
    <style:style style:name="T6" style:family="text">
      <style:text-properties fo:language="de" fo:country="AT" fo:font-style="italic" style:font-style-asian="italic" style:font-style-complex="italic"/>
    </style:style>
    <style:style style:name="T7" style:family="text">
      <style:text-properties fo:language="de" fo:country="AT" fo:font-style="normal" style:font-style-asian="normal" style:font-style-complex="normal"/>
    </style:style>
    <style:style style:name="T8" style:family="text">
      <style:text-properties fo:language="de" fo:country="AT" officeooo:rsid="002734c2"/>
    </style:style>
    <style:style style:name="T9" style:family="text">
      <style:text-properties fo:language="de" fo:country="AT" officeooo:rsid="0027cb17"/>
    </style:style>
    <style:style style:name="T10" style:family="text">
      <style:text-properties fo:language="de" fo:country="AT" officeooo:rsid="002e1f60"/>
    </style:style>
    <style:style style:name="T11" style:family="text">
      <style:text-properties fo:language="de" fo:country="AT" officeooo:rsid="004685fd"/>
    </style:style>
    <style:style style:name="T12" style:family="text">
      <style:text-properties fo:language="de" fo:country="AT" officeooo:rsid="00494fc4"/>
    </style:style>
    <style:style style:name="T13" style:family="text">
      <style:text-properties fo:language="de" fo:country="AT" officeooo:rsid="004b25b5"/>
    </style:style>
    <style:style style:name="T14" style:family="text">
      <style:text-properties fo:language="de" fo:country="AT" officeooo:rsid="004f8df1"/>
    </style:style>
    <style:style style:name="T15" style:family="text">
      <style:text-properties officeooo:rsid="002040b6"/>
    </style:style>
    <style:style style:name="T16" style:family="text">
      <style:text-properties fo:font-size="22pt" style:font-size-asian="22pt" style:font-size-complex="22pt"/>
    </style:style>
    <style:style style:name="T17" style:family="text">
      <style:text-properties fo:font-size="22pt" officeooo:rsid="00420a9d" style:font-size-asian="22pt" style:font-size-complex="22pt"/>
    </style:style>
    <style:style style:name="T18" style:family="text">
      <style:text-properties fo:font-style="italic" style:font-style-asian="italic" style:font-style-complex="italic"/>
    </style:style>
    <style:style style:name="T19" style:family="text">
      <style:text-properties fo:font-style="italic" officeooo:rsid="002cea88" style:font-style-asian="italic" style:font-style-complex="italic"/>
    </style:style>
    <style:style style:name="T20" style:family="text">
      <style:text-properties fo:font-style="italic" officeooo:rsid="00420a9d" style:font-style-asian="italic" style:font-style-complex="italic"/>
    </style:style>
    <style:style style:name="T21" style:family="text">
      <style:text-properties fo:font-style="italic" officeooo:rsid="0021d97f" style:font-style-asian="italic" style:font-style-complex="italic"/>
    </style:style>
    <style:style style:name="T22" style:family="text">
      <style:text-properties fo:font-style="italic" officeooo:rsid="00440fb4" style:font-style-asian="italic" style:font-style-complex="italic"/>
    </style:style>
    <style:style style:name="T23" style:family="text">
      <style:text-properties fo:font-style="italic" officeooo:rsid="0045c9a0" style:font-style-asian="italic" style:font-style-complex="italic"/>
    </style:style>
    <style:style style:name="T24" style:family="text">
      <style:text-properties fo:font-style="italic" officeooo:rsid="004e3b9e" style:font-style-asian="italic" style:font-style-complex="italic"/>
    </style:style>
    <style:style style:name="T25" style:family="text">
      <style:text-properties fo:font-style="italic" officeooo:rsid="004f8df1" style:font-style-asian="italic" style:font-style-complex="italic"/>
    </style:style>
    <style:style style:name="T26" style:family="text">
      <style:text-properties officeooo:rsid="00232b9e"/>
    </style:style>
    <style:style style:name="T27" style:family="text">
      <style:text-properties officeooo:rsid="0024f0a1"/>
    </style:style>
    <style:style style:name="T28" style:family="text">
      <style:text-properties fo:font-style="normal" style:font-style-asian="normal" style:font-style-complex="normal"/>
    </style:style>
    <style:style style:name="T29" style:family="text">
      <style:text-properties fo:font-style="normal" officeooo:rsid="004e3b9e" style:font-style-asian="normal" style:font-style-complex="normal"/>
    </style:style>
    <style:style style:name="T30" style:family="text">
      <style:text-properties fo:font-style="normal" officeooo:rsid="002cea88" style:font-style-asian="normal" style:font-style-complex="normal"/>
    </style:style>
    <style:style style:name="T31" style:family="text">
      <style:text-properties fo:font-style="normal" officeooo:rsid="004f8df1" style:font-style-asian="normal" style:font-style-complex="normal"/>
    </style:style>
    <style:style style:name="T32" style:family="text">
      <style:text-properties fo:font-style="normal" officeooo:rsid="0045c9a0" style:font-style-asian="normal" style:font-style-complex="normal"/>
    </style:style>
    <style:style style:name="T33" style:family="text">
      <style:text-properties officeooo:rsid="0026c2dc"/>
    </style:style>
    <style:style style:name="T34" style:family="text">
      <style:text-properties officeooo:rsid="002734c2"/>
    </style:style>
    <style:style style:name="T35" style:family="text">
      <style:text-properties style:font-name="Courier 10 Pitch" fo:font-size="10pt" fo:font-style="normal" style:font-size-asian="10pt" style:font-style-asian="normal" style:font-size-complex="10pt" style:font-style-complex="normal"/>
    </style:style>
    <style:style style:name="T36" style:family="text">
      <style:text-properties style:font-name="Courier 10 Pitch" fo:font-size="10pt" fo:font-style="normal" officeooo:rsid="00232b9e" style:font-size-asian="10pt" style:font-style-asian="normal" style:font-size-complex="10pt" style:font-style-complex="normal"/>
    </style:style>
    <style:style style:name="T37" style:family="text">
      <style:text-properties style:font-name="Courier 10 Pitch" fo:font-size="10pt" fo:font-style="normal" officeooo:rsid="00420a9d" style:font-size-asian="10pt" style:font-style-asian="normal" style:font-size-complex="10pt" style:font-style-complex="normal"/>
    </style:style>
    <style:style style:name="T38" style:family="text">
      <style:text-properties officeooo:rsid="002cea88"/>
    </style:style>
    <style:style style:name="T39" style:family="text">
      <style:text-properties officeooo:rsid="00420a9d"/>
    </style:style>
    <style:style style:name="T40" style:family="text">
      <style:text-properties officeooo:rsid="0021d97f"/>
    </style:style>
    <style:style style:name="T41" style:family="text">
      <style:text-properties officeooo:rsid="00440fb4"/>
    </style:style>
    <style:style style:name="T42" style:family="text">
      <style:text-properties officeooo:rsid="0045c9a0"/>
    </style:style>
    <style:style style:name="T43" style:family="text">
      <style:text-properties officeooo:rsid="004685fd"/>
    </style:style>
    <style:style style:name="T44" style:family="text">
      <style:text-properties officeooo:rsid="004b25b5"/>
    </style:style>
    <style:style style:name="T45" style:family="text">
      <style:text-properties officeooo:rsid="004c7201"/>
    </style:style>
    <style:style style:name="T46" style:family="text">
      <style:text-properties officeooo:rsid="004e3b9e"/>
    </style:style>
    <style:style style:name="T47" style:family="text">
      <style:text-properties officeooo:rsid="004f8d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16">CDV</text:span><text:span text:style-name="T17">A</text:span><text:span text:style-name="T16"> build and run instructions</text:span><text:span text:style-name="T1"> </text:span></text:p>
      <text:list xml:id="list3654555192755757459" text:style-name="WW8Num1">
        <text:list-item>
          <text:h text:style-name="Heading_20_1" text:outline-level="1">Introduction </text:h>
        </text:list-item>
      </text:list>
      <text:p text:style-name="P3">The CDV<text:span text:style-name="T39">A Evaluation Framework</text:span> is composed by <text:span text:style-name="T39">a set of C++ classes that can be built on Linux and Windows to produce a single executable named </text:span><text:span text:style-name="T20">cdva</text:span>. <text:span text:style-name="T40">The CDVA Evaluation Framework source code can be found in the </text:span><text:span text:style-name="T21">.</text:span><text:span text:style-name="T20">/src</text:span><text:span text:style-name="T40"> directory.</text:span></text:p>
      <text:list xml:id="list121510932447639" text:continue-numbering="true" text:style-name="WW8Num1">
        <text:list-item>
          <text:h text:style-name="Heading_20_1" text:outline-level="1">Requirements </text:h>
        </text:list-item>
      </text:list>
      <text:p text:style-name="P3">The code can be built on Linux or Windows. In any case, we assume that the code will be build on 64 bit architectures, in order to be able to manage a large number of <text:span text:style-name="T39">video sequences</text:span>; however, it is also possible to build the code on 32 bits systems for limited applications.</text:p>
      <text:p text:style-name="P3">The CDV<text:span text:style-name="T39">A</text:span> code is entirely written in C++, and has been compiled on Windows 7 Enterprise 64-bit using Visual C++ 2010 (64 bit). The code can also be compiled on Linux 64-bit, as described below; in the following we provide a walkthrough for Linux and Windows, respec<text:span text:style-name="T15">tively.</text:span></text:p>
      <text:list xml:id="list121510796244894" text:continue-numbering="true" text:style-name="WW8Num1">
        <text:list-item>
          <text:h text:style-name="Heading_20_1" text:outline-level="1">Building on Linux</text:h>
        </text:list-item>
      </text:list>
      <text:p text:style-name="P8">This <text:span text:style-name="T4">walkthrough has been performed </text:span><text:span text:style-name="T3">on </text:span><text:span text:style-name="T2">Ubuntu 1</text:span><text:span text:style-name="T13">6</text:span><text:span text:style-name="T2">.04 LTS 64 bit </text:span><text:span text:style-name="T8">(other distributions have similar package managers and libraries, but the exact name of each tool/package must be verified). </text:span><text:span text:style-name="T2">On a clean installation of the system, the following tools and libraries must be installed before building the code:</text:span></text:p>
      <text:list xml:id="list3899970035808884723" text:style-name="L1">
        <text:list-item>
          <text:p text:style-name="P30">gcc/g++</text:p>
        </text:list-item>
        <text:list-item>
          <text:p text:style-name="P30">libtool</text:p>
        </text:list-item>
        <text:list-item>
          <text:p text:style-name="P30">autotools (automake, autoreconf, etc.)</text:p>
        </text:list-item>
      </text:list>
      <text:p text:style-name="P12">On Ubuntu 1<text:span text:style-name="T44">6</text:span>.04 this can be done using the following command:</text:p>
      <text:p text:style-name="P12"/>
      <text:p text:style-name="P16"><text:span text:style-name="T26"><text:tab/></text:span><text:span text:style-name="T28">sudo apt install build-essential autoconf libtool</text:span></text:p>
      <text:p text:style-name="Standard"/>
      <text:p text:style-name="Standard">Then, the <text:span text:style-name="T18">CDV</text:span><text:span text:style-name="T20">A</text:span><text:span text:style-name="T18"> </text:span><text:span text:style-name="T24">Experimentation Model</text:span><text:span text:style-name="T28"> </text:span><text:span text:style-name="T29">(CXM) </text:span>can be installed.</text:p>
      <text:list xml:id="list121511128889302" text:continue-list="list121510796244894" text:style-name="WW8Num1">
        <text:list-item>
          <text:list>
            <text:list-item>
              <text:h text:style-name="Heading_20_2" text:outline-level="2"><text:span text:style-name="T33">Building and installing </text:span>the <text:span text:style-name="T27">CDVA framework</text:span></text:h>
            </text:list-item>
          </text:list>
        </text:list-item>
      </text:list>
      <text:p text:style-name="P4">The C<text:span text:style-name="T46">XM</text:span> depends on the following librar<text:span text:style-name="T45">ies</text:span>:</text:p>
      <text:list xml:id="list121510475661827" text:continue-list="list3899970035808884723" text:style-name="L1">
        <text:list-item>
          <text:p text:style-name="P32"><text:span text:style-name="T42">o</text:span>pen<text:span text:style-name="T42">cv</text:span> 2.4.x</text:p>
        </text:list-item>
        <text:list-item>
          <text:p text:style-name="P33">libcdvs_main (the CDVS library)</text:p>
          <text:p text:style-name="P34"/>
        </text:list-item>
      </text:list>
      <text:p text:style-name="P13"><text:span text:style-name="T39">The opencv library can be installed </text:span>using the following command <text:span text:style-name="T42">(this will install opencv 2.4.9.1)</text:span>:</text:p>
      <text:p text:style-name="P22"><text:tab/></text:p>
      <text:p text:style-name="P9"><text:span text:style-name="T36"><text:tab/></text:span><text:span text:style-name="T35">sudo apt install lib</text:span><text:span text:style-name="T37">opencv</text:span><text:span text:style-name="T35">-dev</text:span><text:span text:style-name="T28"> </text:span></text:p>
      <text:p text:style-name="P10"/>
      <text:p text:style-name="P45">The CDVS library installation is described in the “CDVS build and run instructions” document.</text:p>
      <text:p text:style-name="P45"/>
      <text:p text:style-name="P11"><text:span text:style-name="T34">To build the CXM source code directly from the Subversion tree</text:span>, go to the CDV<text:span text:style-name="T39">A</text:span>_evaluation_framework directory and run:</text:p>
      <text:p text:style-name="P17"/>
      <text:p text:style-name="P17"><text:span text:style-name="T2"><text:tab/></text:span><text:span text:style-name="T7">autoreconf --install --force</text:span></text:p>
      <text:p text:style-name="P24"/>
      <text:p text:style-name="P24">(this step is not needed if the package is distributed as a <text:span text:style-name="T39">Linux </text:span>tarball source).</text:p>
      <text:p text:style-name="P24"><text:soft-page-break/></text:p>
      <text:p text:style-name="P11"><text:span text:style-name="T2">Then the usual </text:span><text:span text:style-name="T6">configure, make, make install</text:span><text:span text:style-name="T2"> </text:span><text:span text:style-name="T8">commands</text:span><text:span text:style-name="T2"> will build and install the code in /usr/local; however, in order to obtain a fast and optimized code, it is </text:span><text:span text:style-name="T9">advisable</text:span><text:span text:style-name="T2"> to pass the following options to the configure script:</text:span></text:p>
      <text:list xml:id="list4152909240132322931" text:style-name="L2">
        <text:list-item>
          <text:p text:style-name="P35"><text:span text:style-name="T5">to enable g++ f</text:span>ull optimization: -<text:span text:style-name="T27">O3</text:span></text:p>
        </text:list-item>
        <text:list-item>
          <text:p text:style-name="P36">to build in debugging mode: -g -O0</text:p>
        </text:list-item>
        <text:list-item>
          <text:p text:style-name="P37">to speed up compilation: -pipe</text:p>
        </text:list-item>
      </text:list>
      <text:p text:style-name="P14"/>
      <text:p text:style-name="P14">For example, you can define the following environment variable:</text:p>
      <text:p text:style-name="P19"/>
      <text:p text:style-name="P19"><text:tab/>FLAGS="-O3 -pipe"</text:p>
      <text:p text:style-name="P14"/>
      <text:p text:style-name="P14">and then run:</text:p>
      <text:p text:style-name="P18"/>
      <text:p text:style-name="P18"><text:tab/>./configure CXXFLAGS="${FLAGS}"</text:p>
      <text:p text:style-name="P18"><text:tab/>make</text:p>
      <text:p text:style-name="P18"><text:tab/>sudo make install</text:p>
      <text:p text:style-name="P14"/>
      <text:p text:style-name="P15">this will install <text:span text:style-name="T41">the </text:span><text:span text:style-name="T22">cdva</text:span><text:span text:style-name="T41"> executable</text:span> in /usr/local/<text:span text:style-name="T41">bin. If you prefer to install cdva in your own home directory instead, you can run configure as follows (no superuser privileges needed in this case):</text:span></text:p>
      <text:p text:style-name="P14"/>
      <text:p text:style-name="P20"><text:tab/>./configure –<text:span text:style-name="T42">prefix=$HOME </text:span>CXXFLAGS="${FLAGS}"</text:p>
      <text:p text:style-name="P20"><text:tab/>make</text:p>
      <text:p text:style-name="P20"><text:tab/>make install</text:p>
      <text:p text:style-name="P27"/>
      <text:p text:style-name="P27">this <text:s/><text:span text:style-name="T27">will install the </text:span><text:span text:style-name="T22">cdva</text:span><text:span text:style-name="T41"> executable in </text:span>$HOME/bin where $HOME is your own home directory.</text:p>
      <text:p text:style-name="P21"/>
      <text:list xml:id="list121510830915634" text:continue-list="list121511128889302" text:style-name="WW8Num1">
        <text:list-item>
          <text:list>
            <text:list-item>
              <text:h text:style-name="Heading_20_2" text:outline-level="2">Using a <text:span text:style-name="T38">V</text:span>isual <text:span text:style-name="T38">E</text:span>ditor <text:span text:style-name="T38">to build and debug the code</text:span></text:h>
            </text:list-item>
          </text:list>
        </text:list-item>
      </text:list>
      <text:p text:style-name="P26"><text:span text:style-name="T38">The</text:span><text:span text:style-name="T30"> C</text:span><text:span text:style-name="T31">XM</text:span><text:span text:style-name="T32"> </text:span><text:span text:style-name="T38">can be built (in debug mode) and executed step-by-step using a Visual Editor (Eclipse): </text:span></text:p>
      <text:list xml:id="list4506068425062494152" text:style-name="L3">
        <text:list-item>
          <text:p text:style-name="P38"><text:span text:style-name="T38">download </text:span><text:span text:style-name="T18">Eclipse IDE for C/C++ Developers</text:span> <text:span text:style-name="T38">from </text:span><text:a xlink:type="simple" xlink:href="http://www.eclipse.org/downloads/" text:style-name="Internet_20_link" text:visited-style-name="Visited_20_Internet_20_Link"><text:span text:style-name="T38">http://www.eclipse.org/downloads</text:span></text:a><text:span text:style-name="T38">;</text:span></text:p>
        </text:list-item>
        <text:list-item>
          <text:p text:style-name="P39">install it on your Linux PC (simply uncompress the tarball somewhere);</text:p>
        </text:list-item>
        <text:list-item>
          <text:p text:style-name="P40">Run it; </text:p>
        </text:list-item>
        <text:list-item>
          <text:p text:style-name="P40">select the default workspace directory; </text:p>
        </text:list-item>
        <text:list-item>
          <text:p text:style-name="P41">close the welcome page, then click on File → Import... →Existing Projects into Workspace → Next → select the root directory of the SVN tree containing the CDV<text:span text:style-name="T42">A</text:span> <text:span text:style-name="T42">Evaluation Framework </text:span>and import the project named “<text:span text:style-name="T42">CDVA_evaluation_framework</text:span>”.</text:p>
        </text:list-item>
        <text:list-item>
          <text:p text:style-name="P41"><text:span text:style-name="T42">Click on the “Build Project” icon.</text:span> </text:p>
        </text:list-item>
      </text:list>
      <text:p text:style-name="P25"/>
      <text:list xml:id="list121511450145701" text:continue-list="list121510830915634" text:style-name="WW8Num1">
        <text:list-item>
          <text:h text:style-name="Heading_20_1" text:outline-level="1">Building the code <text:span text:style-name="T15">on Windows</text:span></text:h>
        </text:list-item>
      </text:list>
      <text:p text:style-name="P28"><text:span text:style-name="T4">This walkthrough has been performed </text:span><text:span text:style-name="T3">on Windows 7 Enterprise 64-bit using Visual C++ 2010 (64 bit). </text:span></text:p>
      <text:p text:style-name="P2"/>
      <text:p text:style-name="P5">To install it on Windows 64 bit, </text:p>
      <text:list xml:id="list2308100980993504664" text:style-name="L4">
        <text:list-item>
          <text:p text:style-name="P42"><text:span text:style-name="T11">download opencv v.2.4.11 from </text:span><text:a xlink:type="simple" xlink:href="http://sourceforge.net/projects/opencvlibrary/files/opencv-win/2.4.11/opencv-2.4.11.exe/download" text:style-name="Internet_20_link" text:visited-style-name="Visited_20_Internet_20_Link">http://sourceforge.net/projects/opencvlibrary/files/opencv-win/2.4.11/opencv-2.4.11.exe/download</text:a></text:p>
        </text:list-item>
        <text:list-item>
          <text:p text:style-name="P31">run the installation executable (it will unzip the package);</text:p>
        </text:list-item>
        <text:list-item>
          <text:p text:style-name="P43"><text:soft-page-break/><text:span text:style-name="T12">m</text:span><text:span text:style-name="T2">ove the opencv directory to C:\local</text:span></text:p>
        </text:list-item>
      </text:list>
      <text:p text:style-name="P6"/>
      <text:p text:style-name="P6">Then set the following enviroment variable (this will hold the build directory of our OpenCV library that we use in our projects). Start up a command window as ADMINISTRATOR and enter:</text:p>
      <text:p text:style-name="P6"/>
      <text:p text:style-name="P23">setx -m OPENCV_DIR C:\local\opencv\build\x64\vc10 <text:s text:c="4"/>(for Visual Studio 2010 - 64 bit Windows)</text:p>
      <text:p text:style-name="P23">setx -m OPENCV_DIR C:\local\opencv\build\x64\vc11 <text:s text:c="4"/>(for Visual Studio 2011 - 64 bit Windows)</text:p>
      <text:p text:style-name="P23">setx -m OPENCV_DIR C:\local\opencv\build\x64\vc12 <text:s text:c="4"/>(for Visual Studio 2012 - 64 bit Windows)</text:p>
      <text:p text:style-name="P6"/>
      <text:p text:style-name="P6">Here the directory is where you have your OpenCV binaries (extracted or built). Inside this you should have two folders called lib and bin. </text:p>
      <text:p text:style-name="P6">The -m should be added if you wish to make the settings computer wise, instead of user wise.</text:p>
      <text:p text:style-name="P6"/>
      <text:p text:style-name="P6">Then set the corresponding binary directory as an additional path (select the correct line):</text:p>
      <text:p text:style-name="P6">PATH = %PATH%;C:\local\opencv\build\x64\vc10\bin</text:p>
      <text:p text:style-name="P6">PATH = %PATH%;C:\local\opencv\build\x64\vc11\bin</text:p>
      <text:p text:style-name="P6">PATH = %PATH%;C:\local\opencv\build\x64\vc12\bin</text:p>
      <text:p text:style-name="P6"/>
      <text:p text:style-name="P44"><text:span text:style-name="T2">Then open the ".\build\win\</text:span><text:span text:style-name="T14">VisualStudio_2010</text:span><text:span text:style-name="T2">\cdva.sln" solution with Visual Studio</text:span><text:span text:style-name="T3">, set: </text:span></text:p>
      <text:p text:style-name="P1"><text:tab/>- Solution Configurations: Release; </text:p>
      <text:p text:style-name="P1"><text:tab/>- Solution Platforms: x64; </text:p>
      <text:p text:style-name="P1"><text:tab/> </text:p>
      <text:p text:style-name="P1">and press F7 ("Build Solution"). This will <text:span text:style-name="T43">produce the cdva executable.</text:span></text:p>
      <text:list xml:id="list121509731581588" text:continue-list="list121511450145701" text:style-name="WW8Num1">
        <text:list-item>
          <text:h text:style-name="P46" text:outline-level="1">Running the code</text:h>
        </text:list-item>
      </text:list>
      <text:p text:style-name="P29">Open a command line shell (“cmd” on Windows, “Terminal” on Linux), locate the cdva executable and run it without parameters; it will print detailed usage information.</text:p>
      <text:list xml:id="list121509979452173" text:continue-numbering="true" text:style-name="WW8Num1">
        <text:list-item>
          <text:h text:style-name="P47" text:outline-level="1">Documentation</text:h>
        </text:list-item>
      </text:list>
      <text:p text:style-name="P7">Documentation of the C<text:span text:style-name="T47">XM</text:span> is available in “.<text:span text:style-name="T3">/d</text:span><text:span text:style-name="T2">ocs“ directory </text:span><text:span text:style-name="T10">of the SVN tree</text:span><text:span text:style-name="T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ＭＳ 明朝" svg:font-family="'ＭＳ 明朝', 'MS Mincho'"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ＭＳ 明朝" style:font-family-asian="'ＭＳ 明朝', 'MS Mincho'" style:font-family-generic-asian="roma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loext: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1665in" fo:margin-bottom="0.0417in" loext:contextual-spacing="false" fo:keep-with-next="always"/>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loext:contextual-spacing="false"/>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loext:contextual-spacing="false"/>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loext:contextual-spacing="false"/>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loext:contextual-spacing="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段落フォント" style:family="text"/>
    <style:style style:name="見出し_20_1_20__28_文字_29_" style:display-name="見出し 1 (文字)"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見出し_20_2_20__28_文字_29_" style:display-name="見出し 2 (文字)" style:family="text">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見出し_20_3_20__28_文字_29_" style:display-name="見出し 3 (文字)"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見出し_20_4_20__28_文字_29_" style:display-name="見出し 4 (文字)"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見出し_20_5_20__28_文字_29_" style:display-name="見出し 5 (文字)" style:family="text">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見出し_20_6_20__28_文字_29_" style:display-name="見出し 6 (文字)" style:family="text">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見出し_20_7_20__28_文字_29_" style:display-name="見出し 7 (文字)"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見出し_20_8_20__28_文字_29_" style:display-name="見出し 8 (文字)" style:family="text">
      <style:text-properties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見出し_20_9_20__28_文字_29_" style:display-name="見出し 9 (文字)" style:family="tex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ヘッダー_20__28_文字_29_" style:display-name="ヘッダー (文字)" style:family="text">
      <style:text-properties fo:font-size="12pt" style:font-size-asian="12pt" style:font-size-complex="12pt"/>
    </style:style>
    <style:style style:name="フッター_20__28_文字_29_" style:display-name="フッター (文字)" style:family="text">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0.9846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ORGANISATION FOR STANDARDISATION</dc:title>
    <meta:creation-date>2015-06-04T11:26:49.032717139</meta:creation-date>
    <dc:date>2016-10-31T12:15:09.440744673</dc:date>
    <meta:editing-cycles>39</meta:editing-cycles>
    <meta:editing-duration>PT5H52M39S</meta:editing-duration>
    <meta:generator>LibreOffice/5.1.4.2$Linux_X86_64 LibreOffice_project/10m0$Build-2</meta:generator>
    <meta:document-statistic meta:table-count="0" meta:image-count="0" meta:object-count="0" meta:page-count="3" meta:paragraph-count="74" meta:word-count="821" meta:character-count="5265" meta:non-whitespace-character-count="4501"/>
  </office:meta>
</office:document-meta>
</file>